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officeooo:paragraph-rsid="00022608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22608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font-style="italic" officeooo:rsid="00022608" officeooo:paragraph-rsid="00022608" style:font-style-asian="italic" style:font-style-complex="italic"/>
    </style:style>
    <style:style style:name="P6" style:family="paragraph" style:parent-style-name="Standard">
      <style:paragraph-properties fo:margin-top="0in" fo:margin-bottom="0.1181in" style:contextual-spacing="false" fo:line-height="150%" fo:break-before="pag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T1" style:family="text">
      <style:text-properties style:font-name="Ubuntu"/>
    </style:style>
    <style:style style:name="T2" style:family="text">
      <style:text-properties style:font-name="Ubuntu" officeooo:rsid="00022608"/>
    </style:style>
    <style:style style:name="T3" style:family="text">
      <style:text-properties style:font-name="Ubuntu" fo:language="de" fo:country="DE"/>
    </style:style>
    <style:style style:name="T4" style:family="text">
      <style:text-properties style:font-name="Ubuntu" fo:language="de" fo:country="DE" officeooo:rsid="00022608"/>
    </style:style>
    <style:style style:name="T5" style:family="text">
      <style:text-properties style:font-name="Ubuntu" fo:language="de" fo:country="DE" officeooo:rsid="00044a5b"/>
    </style:style>
    <style:style style:name="T6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7" style:family="text">
      <style:text-properties style:font-name="Ubuntu" fo:font-size="15pt" style:text-underline-style="solid" style:text-underline-width="auto" style:text-underline-color="font-color" fo:font-weight="bold" officeooo:rsid="00044a5b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8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22608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9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44a5b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10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58f3a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11" style:family="text">
      <style:text-properties style:font-name="Ubuntu" fo:font-size="15pt" fo:language="de" fo:country="DE" style:text-underline-style="solid" style:text-underline-width="auto" style:text-underline-color="font-color" fo:font-weight="bold" officeooo:rsid="00066a47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12" style:family="text">
      <style:text-properties style:font-name="Ubuntu" fo:font-weight="bold" style:font-weight-asian="bold" style:font-weight-complex="bold"/>
    </style:style>
    <style:style style:name="T13" style:family="text">
      <style:text-properties style:font-name="Ubuntu" officeooo:rsid="00044a5b"/>
    </style:style>
    <style:style style:name="T14" style:family="text">
      <style:text-properties style:font-name="Ubuntu Mono1" fo:language="de" fo:country="DE" fo:font-weight="bold" style:font-weight-asian="bold" style:font-weight-complex="bold"/>
    </style:style>
    <style:style style:name="T15" style:family="text">
      <style:text-properties style:font-name="Ubuntu Mono" fo:language="de" fo:country="DE" officeooo:rsid="00022608"/>
    </style:style>
    <style:style style:name="T16" style:family="text">
      <style:text-properties style:font-name="Ubuntu Mono" fo:language="de" fo:country="DE" officeooo:rsid="000291a2"/>
    </style:style>
    <style:style style:name="T17" style:family="text">
      <style:text-properties fo:language="de" fo:country="DE"/>
    </style:style>
    <style:style style:name="T18" style:family="text">
      <style:text-properties style:font-name="EraserDust" fo:language="de" fo:country="DE" officeooo:rsid="00022608"/>
    </style:style>
    <style:style style:name="T19" style:family="text">
      <style:text-properties style:font-name="EraserDust" fo:font-size="20pt" fo:language="de" fo:country="DE" officeooo:rsid="00022608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6">Arbeitsblatt: </text:span></text:span><text:span text:style-name="Absatz-Standardschriftart"><text:span text:style-name="T9">Daten</text:span></text:span><text:span text:style-name="Absatz-Standardschriftart"><text:span text:style-name="T10"> </text:span></text:span><text:span text:style-name="Absatz-Standardschriftart"><text:span text:style-name="T11">abrufen </text:span></text:span><text:span text:style-name="Absatz-Standardschriftart"><text:span text:style-name="T10">mit </text:span></text:span><text:span text:style-name="Absatz-Standardschriftart"><text:span text:style-name="T11">SQL </text:span></text:span><text:span text:style-name="Absatz-Standardschriftart"><text:span text:style-name="T10">SELECT</text:span></text:span><text:span text:style-name="Absatz-Standardschriftart"><text:span text:style-name="T11">.</text:span></text:span></text:p>
      <text:p text:style-name="P1"/>
      <text:p text:style-name="P1"/>
      <text:p text:style-name="P4">Alle nachfolgenden Aufgaben beziehen sich auf die Tabelle <text:span text:style-name="Absatz-Standardschriftart"><text:span text:style-name="T14">Person.</text:span></text:span></text:p>
      <text:p text:style-name="P2"><text:span text:style-name="Absatz-Standardschriftart"><text:span text:style-name="T12">Aufgabe 1)</text:span></text:span><text:span text:style-name="Absatz-Standardschriftart"><text:span text:style-name="T1"> </text:span></text:span><text:span text:style-name="Absatz-Standardschriftart"><text:span text:style-name="T2">Ü</text:span></text:span><text:span text:style-name="Absatz-Standardschriftart"><text:span text:style-name="T4">berlege Dir, welche Ergebnisse du bei den folgenden SQL-Select-Abfragen erwartest und beschreibe sie. Probiere Sie anschließend in der Datenbank aus.</text:span></text:span></text:p>
      <text:p text:style-name="P2"><text:span text:style-name="Absatz-Standardschriftart"><text:span text:style-name="T3"/></text:span></text:p>
      <text:p text:style-name="P3"><text:span text:style-name="Absatz-Standardschriftart"><text:span text:style-name="T4">Bsp) </text:span></text:span><text:span text:style-name="Absatz-Standardschriftart"><text:span text:style-name="T15">SELECT name, surname FROM Person</text:span></text:span></text:p>
      <text:p text:style-name="P3"><text:span text:style-name="Absatz-Standardschriftart"><text:span text:style-name="T18"><text:tab/></text:span></text:span><text:span text:style-name="Absatz-Standardschriftart"><text:span text:style-name="T19">Gibt alle Namen und Nachnamen aller Personen aus.</text:span></text:span></text:p>
      <text:p text:style-name="P3"><text:span text:style-name="Absatz-Standardschriftart"><text:span text:style-name="T4">a) </text:span></text:span><text:span text:style-name="Absatz-Standardschriftart"><text:span text:style-name="T15">SELECT name, year_of_birth FROM Person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b) </text:span></text:span><text:span text:style-name="Absatz-Standardschriftart"><text:span text:style-name="T15">SELECT name, surname FROM Person WHERE name = "Grant"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c) </text:span></text:span><text:span text:style-name="Absatz-Standardschriftart"><text:span text:style-name="T15">SELECT year_of_birth, height FROM Person WHERE year_of_birth = 2003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d) </text:span></text:span><text:span text:style-name="Absatz-Standardschriftart"><text:span text:style-name="T15">SELECT * FROM Person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e) </text:span></text:span><text:span text:style-name="Absatz-Standardschriftart"><text:span text:style-name="T15">SELECT * FROM Person WHERE surname = "Montero</text:span></text:span><text:span text:style-name="Absatz-Standardschriftart"><text:span text:style-name="T16">"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f) </text:span></text:span><text:span text:style-name="Absatz-Standardschriftart"><text:span text:style-name="T15">SELECT name, surname FROM Person <text:line-break/><text:tab/>WHERE surname = "Carrasco" OR surname = "Knox" 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g) </text:span></text:span><text:span text:style-name="Absatz-Standardschriftart"><text:span text:style-name="T15">SELECT * FROM Person WHERE height &gt; 1.60</text:span></text:span></text:p>
      <text:p text:style-name="P3"><text:span text:style-name="Absatz-Standardschriftart"><text:span text:style-name="T18"><text:tab/></text:span></text:span></text:p>
      <text:p text:style-name="P3"><text:span text:style-name="Absatz-Standardschriftart"><text:span text:style-name="T4">h) </text:span></text:span><text:span text:style-name="Absatz-Standardschriftart"><text:span text:style-name="T15">SELECT year_of_birth FROM Person WHERE gender = "m" AND height &lt; 1.30</text:span></text:span></text:p>
      <text:p text:style-name="P3"><text:span text:style-name="Absatz-Standardschriftart"><text:span text:style-name="T18"><text:tab/></text:span></text:span></text:p>
      <text:p text:style-name="P6"><text:span text:style-name="Absatz-Standardschriftart"><text:span text:style-name="T12">Aufgabe 2)</text:span></text:span><text:span text:style-name="Absatz-Standardschriftart"><text:span text:style-name="T1"> </text:span></text:span><text:span text:style-name="Absatz-Standardschriftart"><text:span text:style-name="T2">E</text:span></text:span><text:span text:style-name="Absatz-Standardschriftart"><text:span text:style-name="T4">rstelle selbst SQL-SELECT-Abfragen, die folgendes ausgeben:</text:span></text:span></text:p>
      <text:p text:style-name="P5">Probiere deine Anfrage zuerst in der Datenbank aus. Schreibe sie anschließend hier auf</text:p>
      <text:p text:style-name="P3"><text:span text:style-name="Absatz-Standardschriftart"><text:span text:style-name="T4">a) die Körpergröße von Anna</text:span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b) das Geburtsjahr von Marlie Fuentes</text:span></text:span></text:p>
      <text:p text:style-name="P4"><text:span text:style-name="Absatz-Standardschriftart"><text:span text:style-name="T17"/></text:span></text:p>
      <text:p text:style-name="P4"><text:span text:style-name="Absatz-Standardschriftart"><text:span text:style-name="T17">c) die Nachnamen aller Personen, die 1998 geboren wurden</text:span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d) die Vor- und Nachnamen aller Personen, die 1998 geboren wurden</text:span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e) die kompletten Datensätze aller Personen, die nach 2000 geboren wurden</text:span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f) die Vornamen aller Mädchen, die größer sind als 1,50m</text:span></text:span></text:p>
      <text:p text:style-name="P3"><text:span text:style-name="Absatz-Standardschriftart"><text:span text:style-name="T18"/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g) die kompletten Datensätze aller Personen, die zwischen 2000 und 2003 <text:line-break/><text:tab/>(beides eingeschlossen) geboren wurden.</text:span></text:span></text:p>
      <text:p text:style-name="P3"><text:span text:style-name="Absatz-Standardschriftart"><text:span text:style-name="T18"/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h) die Nachnamen und Geburtsjahre aller Jungen</text:span></text:span></text:p>
      <text:p text:style-name="P3"><text:span text:style-name="Absatz-Standardschriftart"><text:span text:style-name="T18"/></text:span></text:p>
      <text:p text:style-name="P4"><text:span text:style-name="Absatz-Standardschriftart"><text:span text:style-name="T17">i) alle kompletten Datensätze</text:span></text:span></text:p>
      <text:p text:style-name="P3"><text:span text:style-name="Absatz-Standardschriftart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22608"/>
    </style:style>
    <style:style style:name="MT3" style:family="text">
      <style:text-properties style:font-name="Ubuntu" fo:language="de" fo:country="DE" officeooo:rsid="00044a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0</text:span></text:span><text:span text:style-name="Absatz-Standardschriftart"><text:span text:style-name="MT2">4</text:span></text:span><text:span text:style-name="Absatz-Standardschriftart"><text:span text:style-name="MT1"><text:tab/>Datenbanken I: </text:span></text:span><text:span text:style-name="Absatz-Standardschriftart"><text:span text:style-name="MT3">Einfache Abfragen mit SQL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Stefan Klein</meta:initial-creator>
    <dc:creator>Christoph Krichenbauer</dc:creator>
    <meta:creation-date>2021-01-19T20:31:00Z</meta:creation-date>
    <dc:date>2021-01-25T12:05:54.138004761</dc:date>
    <meta:editing-cycles>10</meta:editing-cycles>
    <meta:editing-duration>PT22M35S</meta:editing-duration>
    <meta:document-statistic meta:table-count="0" meta:image-count="0" meta:object-count="0" meta:page-count="2" meta:paragraph-count="33" meta:word-count="235" meta:character-count="1516" meta:non-whitespace-character-count="129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